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adornments="Bold" style:font-family-generic="modern" style:font-pitch="fixed"/>
    <style:font-face style:name="Courier New" svg:font-family="'Courier New'" style:font-adornments="Bold Italic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Courier New2"/>
    </style:style>
    <style:style style:name="P2" style:family="paragraph" style:parent-style-name="Heading_20_2" style:list-style-name=""/>
    <style:style style:name="P3" style:family="paragraph" style:parent-style-name="Heading_20_2">
      <style:paragraph-properties fo:break-before="page"/>
    </style:style>
    <style:style style:name="T1" style:family="text">
      <style:text-properties style:font-name="Courier New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/>
      <text:h text:style-name="P3" text:outline-level="2">On 20130126</text:h>
      <text:p text:style-name="P1"/>
      <text:h text:style-name="Heading_20_3" text:outline-level="3">Checking informations regarding client side</text:h>
      <text:p text:style-name="P1"/>
      <text:h text:style-name="Heading_20_4" text:outline-level="4">Example of JQuery</text:h>
      <text:p text:style-name="Standard"><text:a xlink:type="simple" xlink:href="http://www.templatelite.com/100-popular-jquery-plugins/"><text:span text:style-name="T1">http://www.templatelite.com/100-popular-jquery-plugins/</text:span></text:a></text:p>
      <text:p text:style-name="P1"/>
      <text:h text:style-name="Heading_20_4" text:outline-level="4">Example of JavaScript</text:h>
      <text:p text:style-name="Standard"><text:a xlink:type="simple" xlink:href="http://www.hand-interactive.com/resources/detect-mobile-javascript.htm"><text:span text:style-name="T1">http://www.hand-interactive.com/resources/detect-mobile-javascript.htm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adornments="Bold" style:font-family-generic="modern" style:font-pitch="fixed"/>
    <style:font-face style:name="Courier New" svg:font-family="'Courier New'" style:font-adornments="Bold Italic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ourier New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ourier New1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ourier New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6T16:59:26</meta:creation-date>
    <dc:date>2013-01-27T15:02:09</dc:date>
    <meta:editing-duration>PT2M58S</meta:editing-duration>
    <meta:editing-cycles>3</meta:editing-cycles>
    <meta:generator>LibreOffice/3.5$MacOSX_x86 LibreOffice_project/7e68ba2-a744ebf-1f241b7-c506db1-7d53735</meta:generator>
    <meta:document-statistic meta:table-count="0" meta:image-count="0" meta:object-count="0" meta:page-count="2" meta:paragraph-count="6" meta:word-count="15" meta:character-count="217" meta:non-whitespace-character-count="208"/>
  </office:meta>
</office:document-meta>
</file>